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29bd"/>
    </style:style>
    <style:style style:name="P2" style:family="paragraph" style:parent-style-name="Standard">
      <style:text-properties fo:font-weight="bold" officeooo:rsid="000c29bd" officeooo:paragraph-rsid="000c29bd" style:font-weight-asian="bold" style:font-weight-complex="bold"/>
    </style:style>
    <style:style style:name="P3" style:family="paragraph" style:parent-style-name="Standard">
      <style:text-properties fo:color="#000000" officeooo:rsid="000c29bd"/>
    </style:style>
    <style:style style:name="P4" style:family="paragraph" style:parent-style-name="Standard">
      <style:text-properties fo:color="#000000" officeooo:rsid="000c29bd" officeooo:paragraph-rsid="000c29bd"/>
    </style:style>
    <style:style style:name="P5" style:family="paragraph" style:parent-style-name="Standard">
      <style:text-properties fo:color="#000000" fo:font-weight="bold" officeooo:rsid="000c29bd" officeooo:paragraph-rsid="000c29bd" style:font-weight-asian="bold" style:font-weight-complex="bold"/>
    </style:style>
    <style:style style:name="P6" style:family="paragraph" style:parent-style-name="Standard">
      <style:text-properties fo:color="#000000" fo:font-weight="bold" officeooo:rsid="000c29bd" officeooo:paragraph-rsid="0010b946" style:font-weight-asian="bold" style:font-weight-complex="bold"/>
    </style:style>
    <style:style style:name="P7" style:family="paragraph" style:parent-style-name="Standard">
      <style:text-properties fo:color="#000000" fo:font-weight="normal" officeooo:rsid="000c29bd" officeooo:paragraph-rsid="000c29bd" style:font-weight-asian="normal" style:font-weight-complex="normal"/>
    </style:style>
    <style:style style:name="P8" style:family="paragraph" style:parent-style-name="Standard">
      <style:text-properties officeooo:rsid="0012a237" officeooo:paragraph-rsid="0012a237"/>
    </style:style>
    <style:style style:name="T1" style:family="text">
      <style:text-properties fo:color="#21409a"/>
    </style:style>
    <style:style style:name="T2" style:family="text">
      <style:text-properties fo:color="#21409a" officeooo:rsid="000c29bd"/>
    </style:style>
    <style:style style:name="T3" style:family="text">
      <style:text-properties officeooo:rsid="000a3027"/>
    </style:style>
    <style:style style:name="T4" style:family="text">
      <style:text-properties officeooo:rsid="000c29bd"/>
    </style:style>
    <style:style style:name="T5" style:family="text">
      <style:text-properties fo:color="#000000"/>
    </style:style>
    <style:style style:name="T6" style:family="text">
      <style:text-properties fo:color="#000000" officeooo:rsid="000c29bd"/>
    </style:style>
    <style:style style:name="T7" style:family="text">
      <style:text-properties fo:color="#000000" officeooo:rsid="000e0908"/>
    </style:style>
    <style:style style:name="T8" style:family="text">
      <style:text-properties fo:color="#000000" fo:font-weight="normal" officeooo:rsid="000fae3e" style:font-weight-asian="normal" style:font-weight-complex="normal"/>
    </style:style>
    <style:style style:name="T9" style:family="text">
      <style:text-properties officeooo:rsid="000e0908"/>
    </style:style>
    <style:style style:name="T10" style:family="text">
      <style:text-properties fo:font-weight="normal" officeooo:rsid="000fae3e" style:font-weight-asian="normal" style:font-weight-complex="normal"/>
    </style:style>
    <style:style style:name="T11" style:family="text">
      <style:text-properties fo:font-weight="normal" officeooo:rsid="0010b94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</text:p>
      <text:p text:style-name="Standard">zuerst git installieren:</text:p>
      <text:p text:style-name="Standard">https://git-scm.com/download/win</text:p>
      <text:p text:style-name="Standard"/>
      <text:p text:style-name="Standard">2. $git --version</text:p>
      <text:p text:style-name="Standard"/>
      <text:p text:style-name="P1">3. <text:span text:style-name="T4">register</text:span></text:p>
      <text:p text:style-name="P1"><text:s/>https://github.com/ </text:p>
      <text:p text:style-name="Standard"/>
      <text:p text:style-name="Standard">4.</text:p>
      <text:p text:style-name="Standard">$git config --global user.name "John Doe"</text:p>
      <text:p text:style-name="Standard">$git config --global user.email "johndoe@example.com"</text:p>
      <text:p text:style-name="Standard"/>
      <text:p text:style-name="P8">nach der Erstellung bitte mir den username schicken um den Zugriff zum Projekt frei zu machen.</text:p>
      <text:p text:style-name="Standard"/>
      <text:p text:style-name="Standard">5. check <text:span text:style-name="T4">if it works</text:span></text:p>
      <text:p text:style-name="Standard">$cat ~/.gitconfig</text:p>
      <text:p text:style-name="Standard">sollte <text:s/>name=blabla</text:p>
      <text:p text:style-name="Standard"><text:tab/>email=blabla </text:p>
      <text:p text:style-name="Standard">rausgeben.</text:p>
      <text:p text:style-name="Standard"/>
      <text:p text:style-name="Standard">6. generate private/public key (es ist bisschen anders mit windows,</text:p>
      <text:p text:style-name="Standard">ich gebe euch paar links, <text:span text:style-name="T3">aber das musst ihr selber machen</text:span>: </text:p>
      <text:p text:style-name="Standard">https://support.codebasehq.com/articles/getting-started/git-on-windows</text:p>
      <text:p text:style-name="Standard">dann:</text:p>
      <text:p text:style-name="Standard">https://docs.github.com/en/github/authenticating-to-github/connecting-to-github-with-ssh/generating-a-new-ssh-key-and-adding-it-to-the-ssh-agent</text:p>
      <text:p text:style-name="Standard">punkt 3 auch machen: <text:s/>Adding a new SSH key to your GitHub account</text:p>
      <text:p text:style-name="Standard"/>
      <text:p text:style-name="Standard">7.dann sollte alles easy funktionieren</text:p>
      <text:p text:style-name="Standard">einfach nur:</text:p>
      <text:p text:style-name="Standard">$ git clone git@github.com:DimitrijeDjukic/vs_project.github.io.git</text:p>
      <text:p text:style-name="Standard">und sie werden es herunterladen wo sie sich befindet (desktop oder C: irgendwas)</text:p>
      <text:p text:style-name="Standard"/>
      <text:p text:style-name="Standard">drinnen sollte ein readme.md file sein mit unseren Namen.</text:p>
      <text:p text:style-name="Standard"/>
      <text:p text:style-name="Standard">PS. unsere Webpage ist auch hier https://dimitrijedjukic.github.io/vs_project.github.io/ ....kann dimitrijedjukic leider nicht weglassen :/</text:p>
      <text:p text:style-name="Standard"/>
      <text:p text:style-name="Standard">-paar <text:span text:style-name="T9">E</text:span>rklärungen: wir sind in <text:span text:style-name="T1">main </text:span>branch, deswegen schreiben wir<text:span text:style-name="T1"> </text:span><text:span text:style-name="T2">$ </text:span><text:span text:style-name="T1">git push origin main </text:span><text:span text:style-name="T6">für hochzuladen die </text:span><text:span text:style-name="T7">Ä</text:span><text:span text:style-name="T6">nderungen was wir lokal gemacht haben, also:</text:span></text:p>
      <text:p text:style-name="P3"/>
      <text:p text:style-name="P4">mit clone bekommen wir ein Folder, ihr geht rein ($cd cd vs_project.github.io/) und da habt ihr index.html und README.md. - das ist lokal. Wenn ihr Änderungen macht, und hochladen möchtet:</text:p>
      <text:p text:style-name="P5"/>
      <text:p text:style-name="P6">$git add . <text:span text:style-name="T10">(wenn nur was spezifisch dann <text:s/>z.B. </text:span><text:span text:style-name="T11">$</text:span><text:span text:style-name="T10">git add README.md)</text:span></text:p>
      <text:p text:style-name="P2"><text:span text:style-name="T5">$git commit -m <text:s/>“update </text:span><text:span text:style-name="T7">1.1xxx</text:span><text:span text:style-name="T5">” </text:span><text:span text:style-name="T8">zwischen “ “ schreibt ihr was ihr wollt</text:span></text:p>
      <text:p text:style-name="P5">$git push origin main</text:p>
      <text:p text:style-name="P5"/>
      <text:p text:style-name="P7">wenn jemand schon Änderungen Remote gemacht hat, könnt ihr es nicht machen, sondern zuerst:</text:p>
      <text:p text:style-name="P7"/>
      <text:p text:style-name="P5">$git pull origin main </text:p>
      <text:p text:style-name="P7"><text:soft-page-break/>um alles zuerst herunderzula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5:04:13.853094142</meta:creation-date>
    <dc:date>2021-05-31T00:33:22.466111864</dc:date>
    <meta:editing-duration>PT11M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242" meta:character-count="1827" meta:non-whitespace-character-count="1613"/>
  </office:meta>
</office:document-meta>
</file>